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Ski" svg:font-family="Sk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ki" officeooo:rsid="00169364" officeooo:paragraph-rsid="00169364"/>
    </style:style>
    <style:style style:name="P2" style:family="paragraph" style:parent-style-name="Standard">
      <style:text-properties style:font-name="Courier 10 Pitch" fo:font-size="20pt" officeooo:rsid="00169364" officeooo:paragraph-rsid="00169364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cdefghijklm</text:p>
      <text:p text:style-name="P1">abcdefghijklm</text:p>
      <text:p text:style-name="P2">ABCDEFGHIJKLM</text:p>
      <text:p text:style-name="P1">ABCDEFGHIJKL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Ski" svg:font-family="Sk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32:29.974845738</meta:creation-date>
    <dc:date>2017-03-23T14:41:24.215205464</dc:date>
    <meta:editing-duration>PT8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" meta:character-count="52" meta:non-whitespace-character-count="52"/>
  </office:meta>
</office:document-meta>
</file>